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5">Vendredi 02 juin</text:p>
      <text:p text:style-name="P15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6">Lundi 05 juin</text:p>
      <text:p text:style-name="P16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7">Mardi 06 juin</text:p>
      <text:p text:style-name="P17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18">Mercredi 7 juin</text:p>
      <text:p text:style-name="P18"/>
      <text:p text:style-name="P19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9"/>
      <text:p text:style-name="P20">13h3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7T13:31:35.353572131</dc:date>
    <meta:editing-duration>P1DT8H22M23S</meta:editing-duration>
    <meta:editing-cycles>18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14" meta:character-count="1336" meta:non-whitespace-character-count="1139"/>
  </office:meta>
</office:document-meta>
</file>